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e563b"/>
    </style:style>
    <style:style style:name="P2" style:family="paragraph" style:parent-style-name="Standard">
      <style:text-properties fo:font-weight="bold" officeooo:paragraph-rsid="001e563b" style:font-weight-asian="bold" style:font-weight-complex="bold"/>
    </style:style>
    <style:style style:name="P3" style:family="paragraph" style:parent-style-name="Header_20__26__20_Footer">
      <style:paragraph-properties fo:text-align="start" style:justify-single-word="false">
        <style:tab-stops>
          <style:tab-stop style:position="3.25in" style:type="center"/>
          <style:tab-stop style:position="6.5in" style:type="right"/>
        </style:tab-stops>
      </style:paragraph-properties>
    </style:style>
    <style:style style:name="P4" style:family="paragraph" style:parent-style-name="Body">
      <style:text-properties fo:font-style="italic" style:font-style-asian="italic" style:font-style-complex="italic"/>
    </style:style>
    <style:style style:name="P5" style:family="paragraph" style:parent-style-name="Body">
      <style:text-properties fo:font-style="italic" fo:font-weight="bold" style:font-style-asian="italic" style:font-weight-asian="bold" style:font-style-complex="italic" style:font-weight-complex="bold"/>
    </style:style>
    <style:style style:name="P6" style:family="paragraph" style:parent-style-name="Body">
      <style:text-properties officeooo:paragraph-rsid="001e563b"/>
    </style:style>
    <style:style style:name="P7" style:family="paragraph" style:parent-style-name="Body">
      <style:text-properties fo:font-weight="bold" officeooo:paragraph-rsid="001e563b" style:font-weight-asian="bold" style:font-weight-complex="bold"/>
    </style:style>
    <style:style style:name="P8" style:family="paragraph" style:parent-style-name="Body">
      <style:paragraph-properties fo:text-align="start" style:justify-single-word="false" style:writing-mode="lr-tb"/>
    </style:style>
    <style:style style:name="P9" style:family="paragraph" style:parent-style-name="Body"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sv" fo:country="SE" fo:font-style="italic" fo:font-weight="bold" style:font-style-asian="italic" style:font-weight-asian="bold" style:font-style-complex="italic" style:font-weight-complex="bold"/>
    </style:style>
    <style:style style:name="T10" style:family="text">
      <style:text-properties fo:font-variant="normal" fo:text-transform="none" fo:color="#333333" style:font-name="Open Sans" fo:font-size="10.4499998092651pt" fo:letter-spacing="normal" fo:language="en" fo:country="US" fo:font-style="italic" fo:font-weight="bold" style:font-style-asian="italic" style:font-weight-asian="bold" style:font-style-complex="italic" style:font-weight-complex="bold"/>
    </style:style>
    <style:style style:name="T11" style:family="text">
      <style:text-properties fo:font-variant="normal" fo:text-transform="none" fo:color="#333333" style:font-name="Open Sans" fo:font-size="10.4499998092651pt" fo:letter-spacing="normal" fo:language="en" fo:country="US" fo:font-style="italic" fo:font-weight="normal" style:font-style-asian="italic" style:font-weight-asian="normal" style:font-style-complex="italic" style:font-weight-complex="normal"/>
    </style:style>
    <style:style style:name="T12" style:family="text">
      <style:text-properties fo:font-variant="normal" fo:text-transform="none" fo:color="#333333" style:font-name="Open Sans" fo:font-size="10.4499998092651pt" fo:letter-spacing="normal" fo:language="en" fo:country="US" fo:font-style="italic" style:font-style-asian="italic" style:font-style-complex="italic"/>
    </style:style>
    <style:style style:name="T13" style:family="text">
      <style:text-properties fo:font-variant="normal" fo:text-transform="none" fo:color="#333333" style:font-name="Open Sans" fo:font-size="10.4499998092651pt" fo:letter-spacing="normal" fo:language="en" fo:country="US" fo:font-style="normal" fo:font-weight="bold" style:font-style-asian="italic" style:font-weight-asian="bold" style:font-style-complex="italic" style:font-weight-complex="bold"/>
    </style:style>
    <style:style style:name="T14" style:family="text">
      <style:text-properties fo:font-variant="normal" fo:text-transform="none" fo:color="#333333" style:font-name="Open Sans" fo:font-size="10.4499998092651pt" fo:letter-spacing="normal" fo:language="en" fo:country="US" fo:font-style="normal" fo:font-weight="bold" style:font-style-asian="normal" style:font-weight-asian="bold" style:font-style-complex="normal" style:font-weight-complex="bold"/>
    </style:style>
    <style:style style:name="T15" style:family="text">
      <style:text-properties fo:font-variant="normal" fo:text-transform="none" fo:color="#333333" style:font-name="Open Sans" fo:font-size="10.4499998092651pt" fo:letter-spacing="normal" fo:language="en" fo:country="US" fo:font-style="normal" fo:font-weight="normal" style:font-style-asian="normal" style:font-weight-asian="normal" style:font-style-complex="normal" style:font-weight-complex="normal"/>
    </style:style>
    <style:style style:name="T16" style:family="text">
      <style:text-properties fo:font-variant="normal" fo:text-transform="none" fo:color="#333333" style:font-name="Open Sans" fo:font-size="10.4499998092651pt" fo:letter-spacing="normal" fo:language="en" fo:country="US" fo:font-style="normal"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cientific American Article. (n.d.). Retrieved June 04, 2016, from </text:span><text:a xlink:type="simple" xlink:href="http://www.huffmancoding.com/my-uncle/scientific-american" text:style-name="Internet_20_link" text:visited-style-name="Visited_20_Internet_20_Link"><text:span text:style-name="Hyperlink.0"><text:span text:style-name="T2">http://www.huffmancoding.com/my-uncle/scientific-american</text:span></text:span></text:a></text:p>
      <text:p text:style-name="P8"><text:tab/></text:p>
      <text:p text:style-name="P8"><text:tab/><text:span text:style-name="T7">“</text:span><text:span text:style-name="T3">Huffman code is one of the fundamental ideas that people in computer science and data communications are using all the time,</text:span><text:span text:style-name="T7">” </text:span><text:span text:style-name="T3">says Donald E. Knuth of Stanford University</text:span></text:p>
      <text:p text:style-name="P8"/>
      <text:p text:style-name="Body"><text:span text:style-name="T7"><text:tab/>“</text:span><text:span text:style-name="T3">It was my luck to be there at the right time and also not have my professor discourage me by telling me that other good people had struggled with this problem,</text:span><text:span text:style-name="T7">” </text:span><text:span text:style-name="T3">he says.</text:span></text:p>
      <text:p text:style-name="P4"/>
      <text:p text:style-name="Body"><text:span text:style-name="T7"><text:tab/></text:span><text:span text:style-name="T3">His insight was that by assigning the probabilities of the longest codes first and then proceeding along the branches of the tree toward the root, he could arrive at an optimal solution every time</text:span></text:p>
      <text:p text:style-name="P4"/>
      <text:p text:style-name="Body"><text:span text:style-name="T7"><text:tab/>“</text:span><text:span text:style-name="T3">I like things neat,</text:span><text:span text:style-name="T7">” </text:span><text:span text:style-name="T3">he says. </text:span><text:span text:style-name="T7">“</text:span><text:span text:style-name="T3">I like to wrap things up and get definitive answers, possibly because of the uncertainties of my early life.</text:span><text:span text:style-name="T7">”</text:span></text:p>
      <text:p text:style-name="P4"/>
      <text:p text:style-name="Body"><text:span text:style-name="T7"><text:tab/></text:span><text:span text:style-name="T3">And a few years ago an acquaintance told him that he had noticed that a reference to the code was spelled with a lowercase </text:span><text:span text:style-name="T7">“H.” </text:span><text:span text:style-name="T3">Remarked his friend to Huffman, </text:span><text:span text:style-name="T7">“</text:span><text:span text:style-name="T3">David, I guess your name has finally entered the language.</text:span><text:span text:style-name="T7">”</text:span></text:p>
      <text:p text:style-name="P4"/>
      <text:p text:style-name="P4"/>
      <text:p text:style-name="Body"><text:span text:style-name="T9">David A. Huffman </text:span><text:span text:style-name="T8">• </text:span><text:span text:style-name="T4">IEEE Computer Society. (n.d.). Retrieved June 04, 2016, from https://www.computer.org/web/awards/mcdowell-david-huffman</text:span></text:p>
      <text:p text:style-name="P4"/>
      <text:p text:style-name="Body"><text:span text:style-name="T7"><text:tab/></text:span><text:span text:style-name="T3">Huffman never tried to patent an invention from his work. Instead, he concentrated his efforts on education. In Huffman's words, "My products are my students.”</text:span></text:p>
      <text:p text:style-name="P4"/>
      <text:p text:style-name="Body"><text:span text:style-name="T4">JPEG Huffman Coding Tutorial. (n.d.). Retrieved June 04, 2016, from </text:span><text:a xlink:type="simple" xlink:href="http://www.impulseadventure.com/photo/jpeg-huffman-coding.html" text:style-name="Internet_20_link" text:visited-style-name="Visited_20_Internet_20_Link"><text:span text:style-name="Link"><text:span text:style-name="T4">http://www.impulseadventure.com/photo/jpeg-huffman-coding.html</text:span></text:span></text:a></text:p>
      <text:p text:style-name="P5"/>
      <text:p text:style-name="Body"><text:span text:style-name="T4">Wallace, G. (1992). The JPEG still picture compression standard. IEEE Transactions on Consumer Electronics IEEE Trans. Consumer Electron., 38(1), Xviii-Xxxiv. Doi:10.1109/30.125072</text:span></text:p>
      <text:p text:style-name="Body"><text:span text:style-name="T4"/></text:p>
      <text:p text:style-name="Body"><text:span text:style-name="T13">Marcellin, M., Gormish, M., Bilgin, A., &amp; Boliek, M. (n.d.). An overview of JPEG-2000. </text:span><text:span text:style-name="T10">Proceedings DCC 2000. Data Compression Conference</text:span><text:span text:style-name="T13">. doi:10.1109/dcc.2000.838192</text:span></text:p>
      <text:p text:style-name="Body"><text:span text:style-name="T10"/></text:p>
      <text:p text:style-name="Body"><text:span text:style-name="T13">Klein, S. T. (2003). Parallel Huffman Decoding with Applications to JPEG Files. </text:span><text:span text:style-name="T10">The Computer Journal, 46</text:span><text:span text:style-name="T13">(5), 487-497. doi:10.1093/comjnl/46.5.487</text:span></text:p>
      <text:p text:style-name="P6"><text:span text:style-name="T10"><text:tab/></text:span></text:p>
      <text:p text:style-name="P6"><text:span text:style-name="T10"><text:tab/></text:span><text:span text:style-name="T11">Huffman coding is still one of the popular compression techniques and is widely used by itself [1, 2] or in connection with other methods such as gzip and JPEG.</text:span></text:p>
      <text:p text:style-name="P6"><text:span text:style-name="T10"/></text:p>
      <text:p text:style-name="P6"><text:span text:style-name="T10"><text:tab/></text:span><text:span text:style-name="T11">Consider, for example, the simple Huffman code {00, 010, 011, 10, 11} for the characters A, B, C, D, E, respectively. The encoding of the string BACEAD would then be the binary string 01000011110010</text:span></text:p>
      <text:p text:style-name="P6"><text:span text:style-name="T10"/></text:p>
      <text:p text:style-name="P6"><text:span text:style-name="T10"><text:tab/></text:span><text:span text:style-name="T11">The coefficient in position (0, 0) (left upper corner) is called the DC coefficient and the 63 remaining values are called the AC coefficients.</text:span></text:p>
      <text:p text:style-name="P6"><text:span text:style-name="T11"/></text:p>
      <text:p text:style-name="P2">Neal, R. M., &amp; Cleary, J. G. (1987, June). Arithmetic Coding for Data Compression. <text:span text:style-name="T6">Communications of the ACM,</text:span> <text:span text:style-name="T6">30</text:span>(6), 520-540. Retrieved June 18, 2016, from http://web.stanford.edu/class/ee398a/handouts/papers/WittenACM87ArithmCoding.pdf </text:p>
      <text:p text:style-name="P2"><text:tab/></text:p>
      <text:p text:style-name="P1"><text:soft-page-break/><text:span text:style-name="T5"><text:tab/></text:span>Arithmetic coding is superior in most respects to the better-known Huffman [lo] method. It represents information at least as compactly-sometimes considerably more so.</text:p>
      <text:p text:style-name="P7"><text:span text:style-name="T12"/></text:p>
      <text:p text:style-name="P7"><text:span text:style-name="T16">Wallace, G. (1992). The JPEG still picture compression standard. </text:span><text:span text:style-name="T12">IEEE Transactions on Consumer Electronics IEEE Trans. Consumer Electron., 38</text:span><text:span text:style-name="T16">(1), Xviii-Xxxiv. Doi:10.1109/30.125072</text:span></text:p>
      <text:p text:style-name="P7"><text:span text:style-name="T12"/></text:p>
      <text:p text:style-name="P6"><text:span text:style-name="T10"><text:tab/></text:span><text:span text:style-name="T12">it is more complex than Huffman coding for certain implement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text-autospace="ideograph-alpha" style:punctuation-wrap="hanging" style:line-break="strict" style:tab-stop-distance="0.5in" style:writing-mode="page"/>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ab-stops>
          <style:tab-stop style:position="6.2638in" style:type="right"/>
        </style:tab-stops>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2pt" fo:letter-spacing="normal"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Body" style:family="paragraph" style:default-outline-level="">
      <loext: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Link" style:family="text">
      <style:text-properties style:text-underline-style="solid" style:text-underline-width="auto" style:text-underline-color="#00000a"/>
    </style:style>
    <style:style style:name="Hyperlink.0" style:family="text" style:parent-style-name="Link">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Header_20__26__20_Footer">
      <style:paragraph-properties fo:text-align="start" style:justify-single-word="false">
        <style:tab-stops>
          <style:tab-stop style:position="3.25in" style:type="center"/>
          <style:tab-stop style:position="6.5in" style:type="right"/>
        </style:tab-stops>
      </style:paragraph-properties>
    </style:style>
    <style:style style:name="MT1" style:family="text">
      <style:text-properties fo:language="en" fo:country="US"/>
    </style:style>
    <style:page-layout style:name="Mpm1">
      <style:page-layout-properties fo:page-width="8.5in" fo:page-height="11in" style:num-format="1" style:print-orientation="portrait" fo:margin-top="0.5in" fo:margin-bottom="0.6in" fo:margin-left="1in" fo:margin-right="1in" style:writing-mode="rl-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MP1"><text:tab/><text:span text:style-name="MT1">Project 1 Sources</text:span></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9T14:00:00.872793000</dc:date>
    <meta:editing-duration>PT17H20M20S</meta:editing-duration>
    <meta:editing-cycles>1</meta:editing-cycles>
    <meta:document-statistic meta:table-count="0" meta:image-count="0" meta:object-count="0" meta:page-count="2" meta:paragraph-count="23" meta:word-count="450" meta:character-count="3121" meta:non-whitespace-character-count="2675"/>
    <meta:generator>LibreOffice/5.0.2.2$MacOSX_X86_64 LibreOffice_project/37b43f919e4de5eeaca9b9755ed688758a8251fe</meta:generator>
  </office:meta>
</office:document-meta>
</file>